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ootlight MT Light" svg:font-family="'Footlight MT Light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Footlight MT Light"/>
    </style:style>
    <style:style style:name="P2" style:family="paragraph" style:parent-style-name="Standard">
      <style:text-properties style:font-name="Footlight MT Light" style:text-underline-style="solid" style:text-underline-width="auto" style:text-underline-color="font-color" fo:font-weight="bold" style:font-weight-asian="bold"/>
    </style:style>
    <style:style style:name="P3" style:family="paragraph" style:parent-style-name="Standard">
      <style:text-properties style:font-name="Footlight MT Light" fo:font-size="10pt" style:font-size-asian="10pt" style:font-size-complex="10pt"/>
    </style:style>
    <style:style style:name="P4" style:family="paragraph" style:parent-style-name="Standard">
      <style:text-properties style:font-name="Footlight MT Light" officeooo:paragraph-rsid="0018aa2b"/>
    </style:style>
    <style:style style:name="P5" style:family="paragraph" style:parent-style-name="Standard">
      <style:text-properties fo:color="#2e74b5" style:font-name="Footlight MT Light" fo:font-size="13pt" fo:font-weight="bold" style:font-size-asian="13pt" style:font-weight-asian="bold" style:font-size-complex="13pt"/>
    </style:style>
    <style:style style:name="P6" style:family="paragraph" style:parent-style-name="Standard">
      <style:text-properties fo:color="#538135" style:font-name="Footlight MT Light" fo:font-size="10pt" fo:font-style="italic" style:font-size-asian="10pt" style:font-style-asian="italic" style:font-size-complex="10pt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Standard">
      <style:text-properties style:font-name="Footlight MT Light"/>
    </style:style>
    <style:style style:name="P9" style:family="paragraph" style:parent-style-name="Standard">
      <style:text-properties style:font-name="Footlight MT Light" officeooo:rsid="0022be23" officeooo:paragraph-rsid="0022be23"/>
    </style:style>
    <style:style style:name="P10" style:family="paragraph" style:parent-style-name="Standard">
      <style:text-properties style:font-name="Footlight MT Light" fo:font-style="italic" officeooo:rsid="0021d19a" officeooo:paragraph-rsid="0022be23" style:font-style-asian="italic" style:font-style-complex="italic"/>
    </style:style>
    <style:style style:name="P11" style:family="paragraph" style:parent-style-name="Standard">
      <style:text-properties style:font-name="Footlight MT Light" fo:font-style="italic" officeooo:rsid="0022be23" officeooo:paragraph-rsid="0022be23" style:font-style-asian="italic" style:font-style-complex="italic"/>
    </style:style>
    <style:style style:name="P12" style:family="paragraph" style:parent-style-name="Title" style:master-page-name="Standard">
      <style:paragraph-properties style:page-number="auto"/>
      <style:text-properties style:font-name="Footlight MT Light"/>
    </style:style>
    <style:style style:name="T1" style:family="text">
      <style:text-properties style:font-name="Footlight MT Light"/>
    </style:style>
    <style:style style:name="T2" style:family="text">
      <style:text-properties style:font-name="Footlight MT Light" fo:font-weight="bold" style:font-weight-asian="bold"/>
    </style:style>
    <style:style style:name="T3" style:family="text">
      <style:text-properties style:font-name="Footlight MT Light" style:text-underline-style="solid" style:text-underline-width="auto" style:text-underline-color="font-color"/>
    </style:style>
    <style:style style:name="T4" style:family="text">
      <style:text-properties style:font-name="Footlight MT Light" style:text-underline-style="solid" style:text-underline-width="auto" style:text-underline-color="font-color" fo:font-weight="bold" style:font-weight-asian="bold"/>
    </style:style>
    <style:style style:name="T5" style:family="text">
      <style:text-properties style:font-name="Footlight MT Light" fo:font-size="10pt" style:font-size-asian="10pt" style:font-size-complex="10pt"/>
    </style:style>
    <style:style style:name="T6" style:family="text">
      <style:text-properties style:font-name="Footlight MT Light" fo:font-size="10pt" officeooo:rsid="001ff0c6" style:font-size-asian="10pt" style:font-size-complex="10pt"/>
    </style:style>
    <style:style style:name="T7" style:family="text">
      <style:text-properties fo:color="#538135" style:font-name="Footlight MT Light"/>
    </style:style>
    <style:style style:name="T8" style:family="text">
      <style:text-properties fo:color="#538135" style:font-name="Footlight MT Light" fo:font-size="10pt" fo:font-style="normal" style:font-size-asian="10pt" style:font-style-asian="normal" style:font-size-complex="10pt"/>
    </style:style>
    <style:style style:name="T9" style:family="text">
      <style:text-properties officeooo:rsid="0018aa2b"/>
    </style:style>
    <style:style style:name="T10" style:family="text">
      <style:text-properties officeooo:rsid="0019c266"/>
    </style:style>
    <style:style style:name="T11" style:family="text">
      <style:text-properties officeooo:rsid="001d8b50"/>
    </style:style>
    <style:style style:name="T12" style:family="text">
      <style:text-properties fo:font-style="italic" officeooo:rsid="001d8b50" style:font-style-asian="italic" style:font-style-complex="italic"/>
    </style:style>
    <style:style style:name="T13" style:family="text">
      <style:text-properties fo:font-style="italic" fo:font-weight="bold" officeooo:rsid="001bc42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d8b50" style:font-style-asian="italic" style:font-weight-asian="bold" style:font-style-complex="italic" style:font-weight-complex="bold"/>
    </style:style>
    <style:style style:name="T15" style:family="text">
      <style:text-properties officeooo:rsid="0022be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echnical Evaluation</text:p>
      <text:h text:style-name="Heading_20_2" text:outline-level="2"><text:span text:style-name="T2">PART I</text:span><text:span text:style-name="T1">: Grindy Stuff</text:span></text:h>
      <text:p text:style-name="P1"/>
      <text:p text:style-name="P2">1. DB Schema Design</text:p>
      <text:p text:style-name="P3"><text:s text:c="2"/>- Design a basic database to store the following information<text:line-break/> <text:s text:c="3"/>+ A fleet of Vehicles</text:p>
      <text:p text:style-name="P3">- Include details such as mileage, vin numbers etc<text:line-break/> <text:s text:c="3"/>+ A pool of drivers</text:p>
      <text:p text:style-name="P3">- Include relevant documentation, e.g. Drivesr license, ID Book<text:line-break/> <text:s text:c="3"/>+ A group of routes</text:p>
      <text:p text:style-name="P3">- Marking out GPS coords for directions etc. is not necessary, just include a start &amp; end address as well as any other info you believe to be pertinent<text:line-break/> + A drivers schedule, tying the above 3 tables together</text:p>
      <text:p text:style-name="P3"/>
      <text:p text:style-name="P2">2. SQL skill test</text:p>
      <text:p text:style-name="P3">CREATE TABLE `tUSER` (<text:line-break/> <text:s/>`id` bigint(20) NOT NULL AUTO_INCREMENT,<text:line-break/> <text:s/>`id_number` varchar(20) NOT NULL,<text:line-break/> <text:s/>`first_names` varchar(100) NOT NULL,<text:line-break/> <text:s/>`last_name` varchar(100) NOT NULL,<text:line-break/> <text:s/>PRIMARY KEY (`id`),<text:line-break/> <text:s/>&lt;&lt;INDEXES&gt;&gt;<text:line-break/>)</text:p>
      <text:p text:style-name="P3">CREATE TABLE `tPROFILE` (<text:line-break/> <text:s/>`id` bigint(20) NOT NULL AUTO_INCREMENT,<text:line-break/> <text:s/>`tUSER_id` bigint(20) DEFAULT NULL,<text:line-break/> <text:s/>`tTYPES_id` bigint(20) DEFAULT NULL,<text:line-break/> <text:s/>`value` varchar(100) NOT NULL,<text:line-break/> <text:s/>PRIMARY KEY (`id`),<text:line-break/> <text:s/>&lt;&lt;INDEXES&gt;&gt;<text:line-break/>)</text:p>
      <text:p text:style-name="P3">CREATE TABLE `tTYPES` (<text:line-break/> <text:s/>`id` bigint(20) NOT NULL AUTO_INCREMENT,<text:line-break/> <text:s/>`type` varchar(100) NOT NULL DEFAULT '',<text:line-break/> <text:s/>`description` varchar(255) NOT NULL,<text:line-break/> <text:s/>`deleted` tinyint(1) NOT NULL DEFAULT '0',<text:line-break/> <text:s/>PRIMARY KEY (`id`),<text:line-break/> <text:s/>&lt;&lt;INDEXES&gt;&gt;<text:line-break/>)</text:p>
      <text:p text:style-name="P3">Apply indexes to the above tables, and design a SINGLE query to retrieve a full list of user information based on:<text:line-break/> <text:s/>2.A) an ID number<text:line-break/> <text:s/>2.B) a cellphone number (`Cellphone` is a record in the `tTYPES` table) <text:s/></text:p>
      <text:p text:style-name="Standard"/>
      <text:p text:style-name="Standard"><text:soft-page-break/><text:span text:style-name="T4">3. Write a re-usable script for importing information into the above 3 tables, from the example dsv file below</text:span><text:span text:style-name="T3">:</text:span><text:span text:style-name="T1"><text:line-break/></text:span><text:span text:style-name="T5"> <text:s/>- NB - All data of the same type MUST be stored in the same format<text:line-break/> <text:s/>- NB2- You may assume that if a column doesn't seem to exist for a piece of data, that data type is listed in the tTYPES table <text:s/></text:span></text:p>
      <text:p text:style-name="P3">&lt;&lt;BOF&gt;&gt;</text:p>
      <text:p text:style-name="P3">record_number|id_number|first name|last name|msisdn|network|points|card number|gender</text:p>
      <text:p text:style-name="P3">312|9101011234011|Test Junior|Smith|071 123 4321|MTN|73|1241551413214444|M</text:p>
      <text:p text:style-name="P3">313|9012023213011|Bob|Smith|27743334321|Vodacom|3|1231233232323244|M</text:p>
      <text:p text:style-name="P3">314|8706055678011|Frank|Frankinson|2771 156 1567|8ta|0|1231123453214444|M</text:p>
      <text:p text:style-name="P3">315|9102078765011|Mary|Van Niekerk|+27(0)711236677|CellC|2|1278933213214444|F</text:p>
      <text:p text:style-name="P3">316|9005074545011|Susan|Wilson|0821121124|CellC|705|1231233216544444|F</text:p>
      <text:p text:style-name="P3">317|9101013232011|Katherine|Jeeves|+271233214|8ta|112|1231233678214444|F</text:p>
      <text:p text:style-name="P3">318|9101011234011|Matthew|Matthias|0711111111|MTN||1231555213214444|M</text:p>
      <text:p text:style-name="P3">319|9103126666011|Michael|Bay|085-6122-161|8ta|63|1231244413214444|M</text:p>
      <text:p text:style-name="P3">320|7506023232300|Tyrone|Olivier|711234322|CellC|89|1234563213214444|M</text:p>
      <text:p text:style-name="P3">321|8901020304055|Burt|Jackson|071 4566544|Vodacom|1|4567233213214444|M</text:p>
      <text:p text:style-name="P3">&lt;&lt;EOF&gt;&gt;</text:p>
      <text:p text:style-name="Standard"><text:span text:style-name="Intense_20_Emphasis"><text:span text:style-name="T8"/></text:span></text:p>
      <text:p text:style-name="Standard"><text:span text:style-name="T4">4. After the data has been imported, Write a basic API to wrap the Database. Include the following function points:</text:span><text:span text:style-name="T2"><text:line-break/></text:span><text:span text:style-name="T5"> <text:s/>- Add a new </text:span><text:span text:style-name="T6">u</text:span><text:span text:style-name="T5">ser<text:line-break/> <text:s/>- Update a </text:span><text:span text:style-name="T6">u</text:span><text:span text:style-name="T5">ser details<text:line-break/> <text:s/>- Delete a </text:span><text:span text:style-name="T6">u</text:span><text:span text:style-name="T5">ser<text:line-break/> <text:s/>- Search users <text:s/></text:span></text:p>
      <text:p text:style-name="P6"/>
      <text:p text:style-name="P2">5. Describe what the following bash statement does:</text:p>
      <text:p text:style-name="P1"><text:s text:c="2"/>grep `date +%Y-%m-%d --date='1 day ago'` /path/to/file/FILE_PREFIX_\`date +%Y%m%d --date='1 day ago'`.dsv | grep -v 'ERROR' | cut -d "|" -f 2 | sed 's/^0/27/'</text:p>
      <text:p text:style-name="P1"/>
      <text:p text:style-name="P10">Search for <text:span text:style-name="T15">any line that has yesterday’s </text:span>date<text:span text:style-name="T15">[2019-06-22]</text:span> <text:span text:style-name="T15">from /path/to/file/FILE_PREFIX_20190622.dsv </text:span></text:p>
      <text:p text:style-name="P11">Discards any line that has ERROR</text:p>
      <text:p text:style-name="P11">Explodes the line based on | </text:p>
      <text:p text:style-name="P11">Takes field 2 and inspect it, if it starts with 0, replace 0 with 27</text:p>
      <text:p text:style-name="P9"/>
      <text:p text:style-name="P1"><text:span text:style-name="Intense_20_Emphasis"><text:span text:style-name="T7"/></text:span></text:p>
      <text:p text:style-name="P5"/>
      <text:h text:style-name="P7" text:outline-level="2"><text:span text:style-name="T2">PART II</text:span><text:span text:style-name="T1">: Interesting Stuff</text:span></text:h>
      <text:p text:style-name="Standard"><text:span text:style-name="T4">1. If a restaurant serves:</text:span><text:span text:style-name="T2"><text:line-break/></text:span><text:span text:style-name="T1"> <text:s text:c="3"/>- 3 types of starters<text:line-break/> <text:s text:c="3"/>- 5 types of main<text:line-break/> <text:s text:c="3"/>- N types of drinks<text:line-break/> <text:s text:c="3"/>- 3 types of desserts</text:span></text:p>
      <text:p text:style-name="P4"><text:s text:c="2"/>+ How many different meals are available, if you can order 1 item of each type? <text:s/><text:span text:style-name="T9">3</text:span><text:line-break/></text:p>
      <text:p text:style-name="P1"><text:s text:c="2"/>+ How many different meals are available, if you can order 1 item of each type, BUT you can order 2 drinks as long as you do not order the same drink twice? <text:span text:style-name="T10">3</text:span><text:line-break/></text:p>
      <text:p text:style-name="P1"><text:s text:c="2"/>+ How many different meals are available, if you can only order a dessert OR a starter? <text:span text:style-name="T10">1</text:span><text:line-break/></text:p>
      <text:p text:style-name="P1"><text:s text:c="2"/></text:p>
      <text:p text:style-name="Standard"><text:span text:style-name="T4">2. If you need to profile 1000 users, each with 3 different attributes, and each attribute has 4 possible values - before parsing any of the date:</text:span><text:span text:style-name="T2"><text:line-break/></text:span><text:span text:style-name="T1"> <text:s/>+ What can we guarantee about the result set?<text:line-break/></text:span></text:p>
      <text:p text:style-name="P2"/>
      <text:p text:style-name="P2">3. A wild director appears. He uses "I want to profile my user database using an additional attribute!" </text:p>
      <text:p text:style-name="P1"><text:s text:c="2"/>+ Describe a `super-effective` method which we can implement, which will allow us to handle an indeterminate number of this type of request.<text:line-break/></text:p>
      <text:p text:style-name="P2"/>
      <text:p text:style-name="P2">4. If we have two separate tables, the first detailing a list of registered club members, and the second detailing a list of competition entrants (assuming we have a key we can join on), what do/could the following result sets represent:</text:p>
      <text:p text:style-name="P1"><text:s text:c="3"/>- The INTERSECT of the tables –<text:span text:style-name="T13"> (INNER JOIN) returns only values represented in both tables</text:span></text:p>
      <text:p text:style-name="P1"><text:s text:c="3"/>- The MINUS of the tables –<text:span text:style-name="T11"> </text:span><text:span text:style-name="T14">(LEFT JOIN) returns all values in the left table and nulls in the right</text:span><text:span text:style-name="T12"> </text:span><text:span text:style-name="T14">table where there are no values represented</text:span></text:p>
      <text:p text:style-name="P1"><text:s text:c="3"/>- The UNION of the tables –<text:span text:style-name="T11"> </text:span><text:span text:style-name="T14">Combine results from multiple select statement into a single result s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ootlight MT Light" svg:font-family="'Footlight MT Light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ZA" style:letter-kerning="true" style:font-name-asian="Droid Sans Fallback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ZA" style:letter-kerning="true" style:font-name-asian="Droid Sans Fallback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size-asian="13pt" style:font-name-complex="Tahoma" style:font-family-complex="Tahoma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 fo:text-align="start" style:justify-single-word="false"/>
      <style:text-properties style:font-name="Calibri Light" fo:font-family="'Calibri Light'" style:font-family-generic="roman" style:font-pitch="variable" fo:font-size="28pt" fo:letter-spacing="-0.018cm" style:letter-kerning="true" style:font-size-asian="28pt" style:font-name-complex="Tahoma" style:font-family-complex="Tahoma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size-asian="16pt" style:font-name-complex="Tahoma" style:font-family-complex="Tahoma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size-asian="13pt" style:font-name-complex="Tahoma" style:font-family-complex="Tahoma" style:font-family-generic-complex="system" style:font-pitch-complex="variable" style:font-size-complex="13pt"/>
    </style:style>
    <style:style style:name="Intense_20_Emphasis" style:display-name="Intense Emphasis" style:family="text" style:parent-style-name="Default_20_Paragraph_20_Font">
      <style:text-properties fo:color="#5b9bd5"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size-asian="28pt" style:font-name-complex="Tahoma" style:font-family-complex="Tahoma" style:font-family-generic-complex="system" style:font-pitch-complex="variable" style:font-size-complex="2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Tahoma" style:font-family-complex="Tahoma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4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72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9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6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5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0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34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1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1.08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0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3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63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17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4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7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1.085cm" fo:margin-left="1.085cm"/>
        </style:list-level-properties>
        <style:text-properties fo:font-family="Calibri" style:font-family-generic="swis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35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2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89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16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3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97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4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lly Truter</meta:initial-creator>
    <meta:editing-cycles>11</meta:editing-cycles>
    <meta:creation-date>2014-08-04T21:15:00</meta:creation-date>
    <dc:date>2019-06-24T11:49:27.920000000</dc:date>
    <meta:editing-duration>P1DT2H26M7S</meta:editing-duration>
    <meta:generator>LibreOffice/5.3.3.2$Windows_x86 LibreOffice_project/3d9a8b4b4e538a85e0782bd6c2d430bafe583448</meta:generator>
    <meta:document-statistic meta:table-count="0" meta:image-count="0" meta:object-count="0" meta:page-count="3" meta:paragraph-count="46" meta:word-count="683" meta:character-count="4678" meta:non-whitespace-character-count="391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